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4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4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6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7.85cm" fo:min-width="1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7.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6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8.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7.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2.45cm" fo:min-width="7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7.65cm" fo:min-width="1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8.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cm" fo:min-width="2.624cm"/>
    </style:style>
    <style:style style:name="gr1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cm" fo:min-width="2.65cm"/>
    </style:style>
    <style:style style:name="gr19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639cm" fo:min-width="0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165cm" fo:min-width="0.44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2.318cm"/>
      <style:paragraph-properties style:writing-mode="lr-tb"/>
    </style:style>
    <style:style style:name="gr24" style:family="graphic" style:parent-style-name="objectwithoutfill">
      <style:graphic-properties svg:stroke-color="#ff0000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084cm" fo:min-width="1.214cm"/>
    </style:style>
    <style:style style:name="gr27" style:family="graphic" style:parent-style-name="standard">
      <style:graphic-properties draw:stroke="solid" draw:stroke-dash="Long_20_Dot" svg:stroke-width="0.159cm" svg:stroke-color="#000000" draw:marker-start-width="0.438cm" draw:marker-end-width="0.438cm" draw:fill="none" draw:fill-color="#ffffff" fo:min-height="12.088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1.9cm" svg:x="23.7cm" svg:y="2.8cm">
          <text:p text:style-name="P1">Register 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1.7cm" svg:x="23.7cm" svg:y="6.1cm">
          <text:p text:style-name="P1">Register 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4.6cm" svg:height="1.9cm" svg:x="23.7cm" svg:y="9.3cm">
          <text:p text:style-name="P1">Acumul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4.6cm" svg:height="1.7cm" svg:x="23.8cm" svg:y="15.3cm">
          <text:p text:style-name="P1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1.7cm" svg:x="23.7cm" svg:y="20.4cm">
          <text:p text:style-name="P1">Register 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cm" svg:height="1.6cm" svg:x="23.9cm" svg:y="25.8cm">
          <text:p text:style-name="P1">Program counter <text:s/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9cm" svg:height="1.6cm" svg:x="23.9cm" svg:y="24.2cm">
          <text:p text:style-name="P1">Program counter <text:s/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cm" svg:height="38.1cm" svg:x="17.9cm" svg:y="0.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9cm" svg:height="1.3cm" svg:x="9.7cm" svg:y="26.9cm">
          <text:p text:style-name="P1">Step cou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cm" svg:height="1.6cm" svg:x="6.4cm" svg:y="1.7cm">
          <text:p text:style-name="P1">Processor Status regis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4cm" svg:x="6.9cm" svg:y="31cm">
          <text:p text:style-name="P1">Stack pointer regist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7cm" svg:height="1.7cm" svg:x="5.3cm" svg:y="34.2cm">
          <text:p text:style-name="P1">Memory address register Low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7cm" svg:height="1.4cm" svg:x="6.6cm" svg:y="23.4cm">
          <text:p text:style-name="P1">Instruction regi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8cm" svg:height="12.7cm" svg:x="6.4cm" svg:y="7cm">
          <text:p text:style-name="P1">Instruction decod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8cm" svg:height="37.9cm" svg:x="0.9cm" svg:y="0.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7.5cm" svg:height="1.4cm" draw:transform="rotate (-1.56678206951531) translate (19.5cm 13.8cm)">
          <draw:text-box>
            <text:p text:style-name="P2"><text:span text:style-name="T1">N – Bits data bus</text:span></text:p>
          </draw:text-box>
        </draw:frame>
        <draw:frame draw:style-name="gr14" draw:text-style-name="P3" draw:layer="layout" svg:width="15.198cm" svg:height="1.6cm" draw:transform="rotate (-1.56678206951531) translate (2.439cm 13.5cm)">
          <draw:text-box>
            <text:p text:style-name="P2"><text:span text:style-name="T1">M - Bits address bus</text:span></text:p>
          </draw:text-box>
        </draw:frame>
        <draw:custom-shape draw:style-name="gr15" draw:text-style-name="P1" draw:layer="layout" svg:width="8.7cm" svg:height="1.5cm" svg:x="5.3cm" svg:y="35.9cm">
          <text:p text:style-name="P1">Memory address register 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3.9cm" svg:height="1.7cm" svg:x="19.8cm" svg:y="2.9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3.3cm">
          <draw:text-box>
            <text:p>N - Bits</text:p>
          </draw:text-box>
        </draw:frame>
        <draw:custom-shape draw:style-name="gr16" draw:text-style-name="P1" draw:layer="layout" svg:width="3.9cm" svg:height="1.7cm" svg:x="19.8cm" svg:y="6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6.4cm">
          <draw:text-box>
            <text:p>N - Bits</text:p>
          </draw:text-box>
        </draw:frame>
        <draw:custom-shape draw:style-name="gr16" draw:text-style-name="P1" draw:layer="layout" svg:width="3.9cm" svg:height="1.7cm" svg:x="19.8cm" svg:y="9.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9.8cm">
          <draw:text-box>
            <text:p>N - Bits</text:p>
          </draw:text-box>
        </draw:frame>
        <draw:custom-shape draw:style-name="gr16" draw:text-style-name="P1" draw:layer="layout" svg:width="3.9cm" svg:height="1.7cm" draw:transform="rotate (-1.56241874638532) translate (26.867cm 11.286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draw:transform="rotate (-1.56241874638532) translate (26.473cm 12.089cm)">
          <draw:text-box>
            <text:p>N - Bits</text:p>
          </draw:text-box>
        </draw:frame>
        <draw:custom-shape draw:style-name="gr16" draw:text-style-name="P1" draw:layer="layout" svg:width="3.9cm" svg:height="1.7cm" svg:x="19.8cm" svg:y="15.2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15.6cm">
          <draw:text-box>
            <text:p>N - Bits</text:p>
          </draw:text-box>
        </draw:frame>
        <draw:custom-shape draw:style-name="gr16" draw:text-style-name="P1" draw:layer="layout" svg:width="3.9cm" svg:height="1.7cm" svg:x="19.9cm" svg:y="2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7cm" svg:y="24.4cm">
          <draw:text-box>
            <text:p>N - Bits</text:p>
          </draw:text-box>
        </draw:frame>
        <draw:custom-shape draw:style-name="gr16" draw:text-style-name="P1" draw:layer="layout" svg:width="3.9cm" svg:height="1.7cm" svg:x="19.9cm" svg:y="25.8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7cm" svg:y="26.2cm">
          <draw:text-box>
            <text:p>N - Bits</text:p>
          </draw:text-box>
        </draw:frame>
        <draw:custom-shape draw:style-name="gr16" draw:text-style-name="P1" draw:layer="layout" svg:width="3.9cm" svg:height="1.7cm" svg:x="13.9cm" svg:y="30.9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7cm" svg:y="31.3cm">
          <draw:text-box>
            <text:p>N - Bits</text:p>
          </draw:text-box>
        </draw:frame>
        <draw:custom-shape draw:style-name="gr16" draw:text-style-name="P1" draw:layer="layout" svg:width="3.9cm" svg:height="1.7cm" svg:x="14cm" svg:y="3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8cm" svg:y="34.4cm">
          <draw:text-box>
            <text:p>N - Bits</text:p>
          </draw:text-box>
        </draw:frame>
        <draw:custom-shape draw:style-name="gr16" draw:text-style-name="P1" draw:layer="layout" svg:width="3.9cm" svg:height="1.7cm" svg:x="14cm" svg:y="35.8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8cm" svg:y="36.2cm">
          <draw:text-box>
            <text:p>N - Bits</text:p>
          </draw:text-box>
        </draw:frame>
        <draw:custom-shape draw:style-name="gr16" draw:text-style-name="P1" draw:layer="layout" svg:width="3.9cm" svg:height="1.7cm" svg:x="19.801cm" svg:y="2.901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3.9cm" svg:height="1.7cm" svg:x="13.8cm" svg:y="26.8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6cm" svg:y="27.2cm">
          <draw:text-box>
            <text:p>4 <text:s/>LSB</text:p>
          </draw:text-box>
        </draw:frame>
        <draw:custom-shape draw:style-name="gr16" draw:text-style-name="P1" draw:layer="layout" svg:width="3.9cm" svg:height="1.7cm" svg:x="13.998cm" svg:y="1.6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798cm" svg:y="2cm">
          <draw:text-box>
            <text:p>5 LSB</text:p>
          </draw:text-box>
        </draw:frame>
        <draw:custom-shape draw:style-name="gr16" draw:text-style-name="P1" draw:layer="layout" svg:width="3.9cm" svg:height="1.7cm" svg:x="13.999cm" svg:y="1.601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3.9cm" svg:height="1.7cm" svg:x="14cm" svg:y="1.602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3.6cm" svg:height="1.7cm" svg:x="14.3cm" svg:y="2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6" draw:layer="layout" svg:width="3.9cm" svg:height="1.825cm" svg:x="15.1cm" svg:y="23.6cm">
          <draw:text-box>
            <text:p text:style-name="P5"><text:span text:style-name="T2">8 LSB</text:span></text:p>
          </draw:text-box>
        </draw:frame>
        <draw:custom-shape draw:style-name="gr20" draw:text-style-name="P1" draw:layer="layout" svg:width="1.8cm" svg:height="3.3cm" svg:x="25.2cm" svg:y="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7" draw:layer="layout" svg:width="2.818cm" svg:height="1.038cm" draw:transform="rotate (-1.56608393781451) translate (26.638cm 17.577cm)">
          <draw:text-box>
            <text:p><text:span text:style-name="T3">N - Bits</text:span></text:p>
          </draw:text-box>
        </draw:frame>
        <draw:custom-shape draw:style-name="gr22" draw:text-style-name="P1" draw:layer="layout" svg:width="1.897cm" svg:height="3.901cm" draw:transform="rotate (-1.56206968053492) translate (23.684cm 20.26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3.2cm" svg:height="1.038cm" draw:transform="rotate (-0.0059341194567806) translate (20.106cm 20.745cm)">
          <draw:text-box>
            <text:p><text:span text:style-name="T3">N - Bits</text:span></text:p>
          </draw:text-box>
        </draw:frame>
        <draw:custom-shape draw:style-name="gr18" draw:text-style-name="P1" draw:layer="layout" svg:width="3.6cm" svg:height="1.7cm" draw:transform="rotate (-1.57411245237369) translate (11.641cm 19.80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6" draw:layer="layout" svg:width="3.9cm" svg:height="1.825cm" draw:transform="rotate (-1.57411245237369) translate (11.238cm 20.604cm)">
          <draw:text-box>
            <text:p text:style-name="P5"><text:span text:style-name="T2">8 Bits</text:span></text:p>
          </draw:text-box>
        </draw:frame>
        <draw:custom-shape draw:style-name="gr18" draw:text-style-name="P1" draw:layer="layout" svg:width="3.6cm" svg:height="1.7cm" draw:transform="rotate (1.55683369277894) translate (9.543cm 6.8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6" draw:layer="layout" svg:width="3.9cm" svg:height="1.825cm" draw:transform="rotate (-1.55299396842455) translate (10.925cm 3.568cm)">
          <draw:text-box>
            <text:p text:style-name="P5"><text:span text:style-name="T2">5 Bits</text:span></text:p>
          </draw:text-box>
        </draw:frame>
        <draw:polyline draw:style-name="gr24" draw:text-style-name="P8" draw:layer="layout" svg:width="16.399cm" svg:height="4.399cm" svg:x="14.3cm" svg:y="3.5cm" svg:viewBox="0 0 16400 4400" draw:points="0,4400 2100,4400 2100,3700 2100,1600 16400,1600 16400,0 14100,0">
          <text:p/>
        </draw:polyline>
        <draw:polyline draw:style-name="gr24" draw:text-style-name="P8" draw:layer="layout" svg:width="15.799cm" svg:height="2.699cm" svg:x="14.3cm" svg:y="7.1cm" svg:viewBox="0 0 15800 2700" draw:points="0,2700 2800,2700 2800,1500 15800,1500 15800,0 14100,0">
          <text:p/>
        </draw:polyline>
        <draw:polyline draw:style-name="gr24" draw:text-style-name="P8" draw:layer="layout" svg:width="15.899cm" svg:height="3.699cm" svg:x="14.3cm" svg:y="9.1cm" svg:viewBox="0 0 15900 3700" draw:points="0,3700 2800,3700 3300,3700 3300,0 15900,0 15900,1300 14100,1300">
          <text:p/>
        </draw:polyline>
        <draw:polyline draw:style-name="gr24" draw:text-style-name="P8" draw:layer="layout" svg:width="15.999cm" svg:height="3.099cm" svg:x="14.4cm" svg:y="13.2cm" svg:viewBox="0 0 16000 3100" draw:points="0,1700 3000,1700 3000,400 9300,400 9300,0 16000,0 16000,3100 14100,3100 14200,3100">
          <text:p/>
        </draw:polyline>
        <draw:polyline draw:style-name="gr24" draw:text-style-name="P8" draw:layer="layout" svg:width="15.999cm" svg:height="4.399cm" svg:x="14.3cm" svg:y="17cm" svg:viewBox="0 0 16000 4400" draw:points="0,0 2800,0 2800,2000 10500,2000 10500,1700 16000,1700 16000,4100 14000,4100 14000,4400 14000,4200">
          <text:p/>
        </draw:polyline>
        <draw:polyline draw:style-name="gr24" draw:text-style-name="P8" draw:layer="layout" svg:width="2.599cm" svg:height="4.299cm" draw:transform="rotate (-3.14159265358979) translate (7.8cm 7.7cm)" svg:viewBox="0 0 2600 4300" draw:points="1300,0 2600,0 2600,3000 0,3000 0,4300 100,4300">
          <text:p/>
        </draw:polyline>
        <draw:polyline draw:style-name="gr24" draw:text-style-name="P8" draw:layer="layout" svg:width="3.799cm" svg:height="-0.001cm" draw:transform="rotate (-1.5707963267949) translate (7.8cm 19.8cm)" svg:viewBox="0 0 3800 0" draw:points="0,0 3700,0 3800,0">
          <text:p/>
        </draw:polyline>
        <draw:polyline draw:style-name="gr24" draw:text-style-name="P8" draw:layer="layout" svg:width="4.199cm" svg:height="8.799cm" draw:transform="rotate (-3.14159265358979) translate (9.8cm 27.5cm)" svg:viewBox="0 0 4200 8800" draw:points="3300,8800 4200,8800 4200,0 0,0">
          <text:p/>
        </draw:polyline>
        <draw:polyline draw:style-name="gr24" draw:text-style-name="P8" draw:layer="layout" svg:width="1.799cm" svg:height="13.899cm" draw:transform="rotate (-3.14159265358979) translate (7cm 31.3cm)" svg:viewBox="0 0 1800 13900" draw:points="500,13900 1800,13900 1600,13900 1800,0 0,0">
          <text:p/>
        </draw:polyline>
        <draw:polyline draw:style-name="gr24" draw:text-style-name="P8" draw:layer="layout" svg:width="1.899cm" svg:height="17.499cm" draw:transform="rotate (-3.14159265358979) translate (6.7cm 34.2cm)" svg:viewBox="0 0 1900 17500" draw:points="200,17500 1900,17500 1900,1300 0,1300 0,0">
          <text:p/>
        </draw:polyline>
        <draw:polyline draw:style-name="gr24" draw:text-style-name="P8" draw:layer="layout" svg:width="16.099cm" svg:height="5.599cm" svg:x="14.3cm" svg:y="18.7cm" svg:viewBox="0 0 16100 5600" draw:points="0,0 2300,0 2300,4200 16100,4200 16100,5600">
          <text:p/>
        </draw:polyline>
        <draw:polyline draw:style-name="gr24" draw:text-style-name="P8" draw:layer="layout" svg:width="10.499cm" svg:height="8.699cm" svg:x="14.3cm" svg:y="19.4cm" svg:viewBox="0 0 10500 8700" draw:points="0,0 1700,0 1700,3900 7200,3900 7200,8700 10500,8700 10500,8100 10500,8000">
          <text:p/>
        </draw:polyline>
        <draw:polyline draw:style-name="gr24" draw:text-style-name="P8" draw:layer="layout" svg:width="18.999cm" svg:height="9.399cm" draw:transform="rotate (-1.5707963267949) translate (15.6cm 19.8cm)" svg:viewBox="0 0 19000 9400" draw:points="0,8700 2700,8700 2700,9400 10800,9400 10800,200 19000,0 19000,2800 17700,2800 17700,2700">
          <text:p/>
        </draw:polyline>
        <draw:polyline draw:style-name="gr25" draw:text-style-name="P8" draw:layer="layout" svg:width="30.599cm" svg:height="5.599cm" svg:x="3.7cm" svg:y="24.7cm" svg:viewBox="0 0 30600 5600" draw:points="27400,0 30600,0 30600,5600 0,5600 0,3600 0,3900 29000,3900 29000,2400 27300,2400 27300,0 28400,0">
          <text:p/>
        </draw:polyline>
        <draw:custom-shape draw:style-name="gr26" draw:text-style-name="P1" draw:layer="layout" svg:width="3.426cm" svg:height="1.001cm" draw:transform="rotate (1.56049888420813) translate (2.665cm 31.0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0" draw:layer="layout" svg:width="2.826cm" svg:height="1.119cm" svg:x="22.574cm" svg:y="28.9cm">
          <draw:text-box>
            <text:p text:style-name="P9"><text:span text:style-name="T4">M LSB</text:span></text:p>
          </draw:text-box>
        </draw:frame>
        <draw:custom-shape draw:style-name="gr26" draw:text-style-name="P1" draw:layer="layout" svg:width="3.426cm" svg:height="1.001cm" draw:transform="rotate (1.56049888420813) translate (2.7cm 37.7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25" draw:text-style-name="P8" draw:layer="layout" svg:width="1.599cm" svg:height="1.599cm" draw:transform="rotate (-3.14159265358979) translate (5.3cm 36.8cm)" svg:viewBox="0 0 1600 1600" draw:points="0,1600 1400,1600 1600,1600 1600,0 0,0">
          <text:p/>
        </draw:polyline>
        <draw:frame draw:style-name="gr21" draw:text-style-name="P6" draw:layer="layout" svg:width="1.7cm" svg:height="1.673cm" svg:x="3.6cm" svg:y="35.227cm">
          <draw:text-box>
            <text:p text:style-name="P5"><text:span text:style-name="T2">M </text:span></text:p>
            <text:p text:style-name="P5"><text:span text:style-name="T2">LSB</text:span></text:p>
          </draw:text-box>
        </draw:frame>
        <draw:frame draw:style-name="gr27" draw:text-style-name="P4" draw:layer="layout" svg:width="14.2cm" svg:height="12.496cm" svg:x="20.1cm" svg:y="31.2cm">
          <draw:text-box>
            <text:p>Notes:</text:p>
            <text:p/>
            <text:p>1.- The red lines are the control lines</text:p>
            <text:p/>
            <text:p>2.- N is the data bus length</text:p>
            <text:p/>
            <text:p>3 – M is the address bus length</text:p>
            <text:p/>
            <text:p>2.- The address bus <text:span text:style-name="T5">minimum</text:span> length is the length of the data bus and the <text:span text:style-name="T5">maximum</text:span> length is 2 times the data bus length (N&lt;= M &lt;= 2N)</text:p>
            <text:p/>
            <text:p>3.- The stack pointer is N-Bit size but outputs a M-Bit Word this is because it fills the upper part of the Word with Ones (See the stack section for more information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3T14:22:46.194067039</meta:creation-date>
    <dc:date>2020-04-03T15:43:31.430359415</dc:date>
    <meta:editing-duration>PT30M15S</meta:editing-duration>
    <meta:editing-cycles>5</meta:editing-cycles>
    <meta:generator>LibreOffice/6.4.2.2$Linux_X86_64 LibreOffice_project/40$Build-2</meta:generator>
    <meta:document-statistic meta:object-count="75"/>
  </office:meta>
</office:document-meta>
</file>